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ca8ce" officeooo:paragraph-rsid="001ca8ce"/>
    </style:style>
    <style:style style:name="P2" style:family="paragraph" style:parent-style-name="Standard">
      <style:text-properties style:font-name="FreeMono" officeooo:rsid="001e4007" officeooo:paragraph-rsid="001e4007"/>
    </style:style>
    <style:style style:name="P3" style:family="paragraph" style:parent-style-name="Standard">
      <style:text-properties style:font-name="FreeMono" fo:font-weight="bold" officeooo:rsid="001e4007" officeooo:paragraph-rsid="001e4007" style:font-weight-asian="bold" style:font-weight-complex="bold"/>
    </style:style>
    <style:style style:name="P4" style:family="paragraph" style:parent-style-name="Standard">
      <style:text-properties style:font-name="FreeMono" fo:font-weight="normal" officeooo:rsid="001e4007" officeooo:paragraph-rsid="001e4007" style:font-weight-asian="normal" style:font-weight-complex="normal"/>
    </style:style>
    <style:style style:name="P5" style:family="paragraph" style:parent-style-name="Standard">
      <style:text-properties style:font-name="FreeMono" fo:font-weight="normal" officeooo:rsid="002a1e5b" officeooo:paragraph-rsid="002a1e5b" style:font-weight-asian="normal" style:font-weight-complex="normal"/>
    </style:style>
    <style:style style:name="T1" style:family="text">
      <style:text-properties officeooo:rsid="00228001"/>
    </style:style>
    <style:style style:name="T2" style:family="text">
      <style:text-properties officeooo:rsid="0025b33f"/>
    </style:style>
    <style:style style:name="T3" style:family="text">
      <style:text-properties officeooo:rsid="0028ef8b"/>
    </style:style>
    <style:style style:name="T4" style:family="text">
      <style:text-properties officeooo:rsid="002ac2dc"/>
    </style:style>
    <style:style style:name="T5" style:family="text">
      <style:text-properties fo:font-style="italic" officeooo:rsid="002ac2dc" style:font-style-asian="italic" style:font-style-complex="italic"/>
    </style:style>
    <style:style style:name="T6" style:family="text">
      <style:text-properties fo:font-style="normal" officeooo:rsid="002ac2d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The Bright Continent</text:p>
      <text:p text:style-name="P1">GS200</text:p>
      <text:p text:style-name="P1"/>
      <text:p text:style-name="P3">1. Explain what Dayo Olopade means by “kanju.”</text:p>
      <text:p text:style-name="P2"/>
      <text:p text:style-name="P2"><text:tab/>Kanju is used in the text as a catch-all for social or technical ingenuity. It's the hacks and workarounds which make life work when governments enter “fail states” or foreign aid misses the target. Examples include families making life work in any available setting – such as an abandoned house, nurses learning tasks usually reserved for doctors in order to better attend to patients, and social groups coming together to provide a makeshift social safety net when the government is absent.</text:p>
      <text:p text:style-name="P2"/>
      <text:p text:style-name="P3">2. Why do many Africans not "trust" or "validate" the work of their central governments?</text:p>
      <text:p text:style-name="P2"/>
      <text:p text:style-name="P2"><text:tab/>Many governments are corrupt. As a side effect from broken borders, poor systems left in place post-colonialism, and misguided foreign aid income, leaders are shown to have a tendency for corruption and negligence, which leads many Africans not to rely on their state's rule of law or infrastructure.</text:p>
      <text:p text:style-name="P2"/>
      <text:p text:style-name="P3">3. For your assigned "map" readings, please explain what Olopade means by each of these maps AND why these maps are significant.</text:p>
      <text:p text:style-name="P2"/>
      <text:p text:style-name="P2"><text:tab/><text:span text:style-name="T1">The Technology Map is a lens to view recent advances in electronic products available in Africa, as well as their impact on people, businesses, and entrepreneurs. The influx of cellular networks has strengthened the tightly knit social networks described in earlier chapters. People can now wield phone calls to keep in touch with friends and family living abroad, and conduct business more easily. To view Olopade's Technology Map is to consider as many angles of tech integration as possible, such as watching as improved internet access has lead to business startups, and improved medical equipment has bettered patient care. I believe this “map” was included because it provides valuable insight on Africa's future, one which is grounded in kanju and innovative sprit.</text:span></text:p>
      <text:p text:style-name="P2"/>
      <text:p text:style-name="P2"><text:tab/><text:span text:style-name="T2">The Commercial Map views Africa not by GDP, but by the operation and “on the ground” happenings of local and global businesses. The tree-to-bed description shows how fluid much of the “haggle” commerce is in Africa, as is used in juxtaposition to a fat economy's static pricing. The map goes on to show how the private sector is stepping up – again, in kanju fashion – to meet needs where the government is lacking, from education to medicine. This map is important for similar reasons the Technology Map is, seeing how this fabric of companies operate gives better insight than an overhead view of the region.</text:span></text:p>
      <text:p text:style-name="P2"/>
      <text:p text:style-name="P3">4. What does Olopade mean by "Two Publics"?</text:p>
      <text:p text:style-name="P2"/>
      <text:p text:style-name="P2"><text:tab/><text:span text:style-name="T3">The Two Publics are the public of citizenry who operate and self-govern largely independently, and the public of Western style governments.</text:span></text:p>
      <text:p text:style-name="P2"><text:soft-page-break/></text:p>
      <text:p text:style-name="P3">5. Has this book changed how you view "Africa"? If yes, why? If not, why not?</text:p>
      <text:p text:style-name="P4"/>
      <text:p text:style-name="P5"><text:tab/>Yes, of course. I enrolled at UAH in 2012, and remember hearing about the Kony-2012 movement that summer. In highschool I developed a dislike of “slacktivism” in which people click a button and have thus acknowledged some cause, and are then not required to follow up in any physical form. But I felt guilty about that stance; if 100,000 “likes” on Facebook will send money to charities, why do I have a problem with it? Kony-2012 provided a nice case study, here the program generated immense recognition and then almost immediate abandonment. The campaign shows how dumbing-down a situation hinders real discussion and makes any attempt at organizing aid too blunt, while the mechanism of viral marketing (where people could buy bracelets to support the cause, as I recall) just turns the problem into a novelty. This book has been the first thing I've read that expounds along that line, and very eloquently addresses the hard-to-discuss issues present such as “white burden” and top-down aid. <text:span text:style-name="T4">My answer here is not that </text:span><text:span text:style-name="T5">The Bright Continent</text:span><text:span text:style-name="T6"> has confirmed my own conjectures, but that it's provided real insight to events that I only tangentially understood befo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33:47.491278547</meta:creation-date>
    <dc:date>2016-10-18T12:03:00.790333109</dc:date>
    <meta:editing-duration>PT43M20S</meta:editing-duration>
    <meta:editing-cycles>8</meta:editing-cycles>
    <meta:generator>LibreOffice/5.2.2.2.0$Linux_X86_64 LibreOffice_project/20m0$Build-2</meta:generator>
    <meta:document-statistic meta:table-count="0" meta:image-count="0" meta:object-count="0" meta:page-count="2" meta:paragraph-count="14" meta:word-count="643" meta:character-count="3911" meta:non-whitespace-character-count="3272"/>
  </office:meta>
</office:document-meta>
</file>